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fr" fo:country="FR" officeooo:rsid="001b0918" officeooo:paragraph-rsid="001b0918"/>
    </style:style>
    <style:style style:name="P2" style:family="paragraph" style:parent-style-name="Standard">
      <style:text-properties fo:language="fr" fo:country="FR" officeooo:rsid="001b0918" officeooo:paragraph-rsid="001d104b"/>
    </style:style>
    <style:style style:name="P3" style:family="paragraph" style:parent-style-name="Standard">
      <style:text-properties fo:language="fr" fo:country="FR" officeooo:rsid="001b0918" officeooo:paragraph-rsid="001d4e7d"/>
    </style:style>
    <style:style style:name="P4" style:family="paragraph" style:parent-style-name="Standard">
      <style:text-properties fo:language="fr" fo:country="FR" officeooo:rsid="001d104b" officeooo:paragraph-rsid="001d104b"/>
    </style:style>
    <style:style style:name="P5" style:family="paragraph" style:parent-style-name="Standard">
      <style:text-properties fo:language="fr" fo:country="FR" officeooo:rsid="001c0852" officeooo:paragraph-rsid="001c0852"/>
    </style:style>
    <style:style style:name="P6" style:family="paragraph" style:parent-style-name="Standard">
      <style:text-properties fo:language="fr" fo:country="FR" officeooo:rsid="001c0852" officeooo:paragraph-rsid="001cb538"/>
    </style:style>
    <style:style style:name="P7" style:family="paragraph" style:parent-style-name="Standard">
      <style:text-properties fo:language="fr" fo:country="FR" officeooo:rsid="001c0852" officeooo:paragraph-rsid="00232568"/>
    </style:style>
    <style:style style:name="P8" style:family="paragraph" style:parent-style-name="Standard">
      <style:text-properties fo:language="fr" fo:country="FR" officeooo:rsid="001d4e7d" officeooo:paragraph-rsid="001d4e7d"/>
    </style:style>
    <style:style style:name="P9" style:family="paragraph" style:parent-style-name="Standard">
      <style:text-properties fo:language="fr" fo:country="FR" style:text-underline-style="solid" style:text-underline-width="auto" style:text-underline-color="font-color" officeooo:rsid="001b0918" officeooo:paragraph-rsid="001b0918"/>
    </style:style>
    <style:style style:name="P10" style:family="paragraph" style:parent-style-name="Standard">
      <style:text-properties fo:language="fr" fo:country="FR" style:text-underline-style="solid" style:text-underline-width="auto" style:text-underline-color="font-color" officeooo:rsid="001c0852" officeooo:paragraph-rsid="001c0852"/>
    </style:style>
    <style:style style:name="P11" style:family="paragraph" style:parent-style-name="Standard">
      <style:text-properties fo:language="fr" fo:country="FR" officeooo:rsid="001f0768" officeooo:paragraph-rsid="001f0768"/>
    </style:style>
    <style:style style:name="P12" style:family="paragraph" style:parent-style-name="Standard">
      <style:text-properties fo:language="fr" fo:country="FR" officeooo:rsid="0020bbd9" officeooo:paragraph-rsid="0020bbd9"/>
    </style:style>
    <style:style style:name="T1" style:family="text">
      <style:text-properties officeooo:rsid="001b0918"/>
    </style:style>
    <style:style style:name="T2" style:family="text">
      <style:text-properties officeooo:rsid="001c0852"/>
    </style:style>
    <style:style style:name="T3" style:family="text">
      <style:text-properties officeooo:rsid="001cb538"/>
    </style:style>
    <style:style style:name="T4" style:family="text">
      <style:text-properties officeooo:rsid="001d104b"/>
    </style:style>
    <style:style style:name="T5" style:family="text">
      <style:text-properties officeooo:rsid="001d4e7d"/>
    </style:style>
    <style:style style:name="T6" style:family="text">
      <style:text-properties officeooo:rsid="001f0768"/>
    </style:style>
    <style:style style:name="T7" style:family="text">
      <style:text-properties officeooo:rsid="0020bbd9"/>
    </style:style>
    <style:style style:name="T8" style:family="text">
      <style:text-properties officeooo:rsid="002116c8"/>
    </style:style>
    <style:style style:name="T9" style:family="text">
      <style:text-properties officeooo:rsid="00232568"/>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FOSDEM</text:span> : Retour sur <text:span text:style-name="T9">expérience</text:span></text:p>
      <text:p text:style-name="P1"/>
      <text:p text:style-name="P9">L’open source et le logiciel libre dans le domaine de <text:span text:style-name="T4">l’éducation</text:span></text:p>
      <text:p text:style-name="P1"/>
      <text:p text:style-name="P1">Difficile de lutter contre la <text:span text:style-name="T4">pression</text:span> des logicielles <text:span text:style-name="T4">propriétaire</text:span> et de <text:span text:style-name="T4">l’inertie</text:span> des <text:span text:style-name="T4">professeurs</text:span> souvent peut <text:span text:style-name="T4">motiver</text:span> a changer leurs cours. A <text:span text:style-name="T4">moins</text:span> d’avoir un contact direct avec les <text:span text:style-name="T4">professeurs</text:span> il est difficile d’imposer sa solution. Le <text:span text:style-name="T4">meilleur</text:span> moyen est encore d’avoir une solution fiable et facile d’utilisation et d’attendre “que sa prenne”.</text:p>
      <text:p text:style-name="P2">En revanche il y a un mouvement de plus en plus important en <text:span text:style-name="T4">France</text:span> pour pousser <text:span text:style-name="T4">a l’adoption dans l’éducation</text:span> du secondaire <text:span text:style-name="T4">du logicielle libre</text:span>. <text:span text:style-name="T4">Après des années de lutte il semble que les arguments en faveur du libre commence enfin a ce faire entendre a cause notamment des restrictions budgétaires.</text:span> </text:p>
      <text:p text:style-name="P2"><text:span text:style-name="T5">De plus une loi donnant priorité au logicielle libre est en discutions a l’assemble depuis plusieurs années , m</text:span>alheureusement cette loi ne semble pas <text:span text:style-name="T5">passer</text:span>.</text:p>
      <text:p text:style-name="P1"/>
      <text:p text:style-name="P9">Comment <text:span text:style-name="T2">gérer</text:span> sa <text:span text:style-name="T2">communauté</text:span> d’utilisateur.</text:p>
      <text:p text:style-name="P1"/>
      <text:p text:style-name="P8">-La plateforme : site internet ?</text:p>
      <text:p text:style-name="P3">Il n’est pas <text:span text:style-name="T5">nécessaire</text:span> pour les petits projets d’avoir leur propre site internet. </text:p>
      <text:p text:style-name="P3">De plus, si ce dernier n’est pas bien <text:span text:style-name="T5">référencer</text:span> cette <text:span text:style-name="T5">stratégie</text:span> peu <text:span text:style-name="T5">même</text:span> s’ avere contre<text:span text:style-name="T5">-</text:span>productive.</text:p>
      <text:p text:style-name="P3"/>
      <text:p text:style-name="P8">GitHub </text:p>
      <text:p text:style-name="P3"><text:s/>Mieux vaut une page github avec un README claire et une documentation <text:span text:style-name="T5">complète</text:span> <text:span text:style-name="T2">sous un dossier “doc” ( lui aussi inclus au repo ). </text:span></text:p>
      <text:p text:style-name="P3"><text:span text:style-name="T2">Une section “forum” est rattacher a chaque repo avec un refermement des commentaire facile et qui permet la gestion des rapports de bugs et des demandes d’aide de manière claire et avec peu d’effort.</text:span></text:p>
      <text:p text:style-name="P4">Plus il y aura d <text:span text:style-name="T9">activité </text:span>sur le forum plus les utilisateurs ce sentirons rassurer et poseront des questions. Par la suite une plus grande <text:span text:style-name="T9">activité </text:span>sur la page git permettra un meilleur <text:span text:style-name="T5">refermement.</text:span> De plus, une proportion importante des futurs contributeurs sont un jour passer par le forum pour poser leurs questions.</text:p>
      <text:p text:style-name="P4"/>
      <text:p text:style-name="P8">IRC &amp; mailing list</text:p>
      <text:p text:style-name="P4">Sur les projet plus <text:span text:style-name="T5">fréquenter</text:span> un chanel irc et une mailing<text:span text:style-name="T5">-</text:span>list peu aussi <text:span text:style-name="T5">être</text:span> interssant. ( Je ne vais pas <text:span text:style-name="T5">élaborer</text:span> la dessus car je ne <text:span text:style-name="T5">pense</text:span> pas que ceci nous concerne).</text:p>
      <text:p text:style-name="P8"/>
      <text:p text:style-name="P8">IRL</text:p>
      <text:p text:style-name="P8">Des <text:span text:style-name="T9">séances</text:span> de <text:span text:style-name="T9">présentations</text:span> IRL a des futurs utilisateurs et contributeurs peut aider a ce que un projet peut gagne en traction. Ceci peut <text:span text:style-name="T9">être particulièrement bénéfique sur des conventions comme le fosdem.</text:span></text:p>
      <text:p text:style-name="P11"><text:span text:style-name="T9">L’avantage</text:span> <text:span text:style-name="T9">supplémentairement</text:span> <text:span text:style-name="T9">étant</text:span> que <text:span text:style-name="T9">c’est vidéos sont facilement visionable sur le web longtemps après que la conférence ai eu lieu.</text:span></text:p>
      <text:p text:style-name="P12"/>
      <text:p text:style-name="P12">Tuto</text:p>
      <text:p text:style-name="P12">Un autre moyen de faire connaître son <text:span text:style-name="T9">logicielle</text:span> est de <text:span text:style-name="T9">mettre</text:span> a disposition sur une plateforme comme youtube une <text:span text:style-name="T9">série</text:span> de tutos facile a suivre <text:span text:style-name="T9">expliquant</text:span> comment utiliser/installer le logicielle. Ceci peut aussi <text:span text:style-name="T9">permettre</text:span> a des utilisateurs <text:span text:style-name="T9">potentiel</text:span> de le <text:span text:style-name="T9">découvrir.</text:span></text:p>
      <text:p text:style-name="P12"/>
      <text:p text:style-name="P12">Facile a installer </text:p>
      <text:p text:style-name="P12"><text:soft-page-break/>Un des points les plus important mais souvent oublier : <text:span text:style-name="T8">mettre son logiciel dans les repos officiel d’aumoin une grande distribution : exemple Debian, afin que les utilisateurs puisse l’installer via leur packet manager. Une procédure d’installation trop complexe découragera beaucoup d’utilisateurs.</text:span></text:p>
      <text:p text:style-name="P12"/>
      <text:p text:style-name="P10"><text:span text:style-name="T1">Comment </text:span>gérer<text:span text:style-name="T1"> sa </text:span>communauté<text:span text:style-name="T1"> de contributeur</text:span></text:p>
      <text:p text:style-name="P5"/>
      <text:p text:style-name="P6"><text:span text:style-name="T3">Les contributeurs semblent pouvoir être ranger en 4 catégories différentes, ils peuvent être motiver par  : </text:span></text:p>
      <text:p text:style-name="P7"><text:span text:style-name="T3">- la reconnaissance :</text:span></text:p>
      <text:p text:style-name="P7"><text:span text:style-name="T3"><text:s/>le fait d’être reconnu comme un expert sur un domaine spécifique, d’être une référence vers qui les gens vont ce tourner quand ils ont des demandes. Cette catégorie est plutôt présente chez les contributeurs de long terme.</text:span></text:p>
      <text:p text:style-name="P7"><text:span text:style-name="T3">- l’apprentissage :</text:span></text:p>
      <text:p text:style-name="P7"><text:span text:style-name="T3">ceci est une caractéristique que ont retrouve surtout chez les jeunes contributeurs . A noter , beaucoup de contributeurs dans cette catégorie sont des étudiants.</text:span></text:p>
      <text:p text:style-name="P7"><text:span text:style-name="T3">- le sentiment de participer a une cause :</text:span></text:p>
      <text:p text:style-name="P7"><text:span text:style-name="T3">ceci est particulièrement vrais sur des projets liée a la santé, a la décentralisation d’internet , a la sécurité, ect … </text:span></text:p>
      <text:p text:style-name="P7"><text:span text:style-name="T3">- leur utilité personnelle</text:span> :</text:p>
      <text:p text:style-name="P7"><text:span text:style-name="T4">quand ils utilise le logiciel dans leur quotidien ou dans leur cadre professionnelle. Afin de motiver ces contributeurs il est intéressant de mettre en avant les avantages qu’il y a a contribuer ( voire les facteurs de motivatio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3:51:33.269978330</meta:creation-date>
    <dc:date>2018-02-07T18:03:16.014776795</dc:date>
    <meta:editing-duration>PT57M45S</meta:editing-duration>
    <meta:editing-cycles>4</meta:editing-cycles>
    <meta:generator>LibreOffice/5.3.7.2.0$Linux_X86_64 LibreOffice_project/30m0$Build-2</meta:generator>
    <meta:document-statistic meta:table-count="0" meta:image-count="0" meta:object-count="0" meta:page-count="2" meta:paragraph-count="32" meta:word-count="638" meta:character-count="3946" meta:non-whitespace-character-count="3330"/>
  </office:meta>
</office:document-meta>
</file>